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FieldTransformer.AccessFieldTransformer( Callback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FieldTransformer.declare_field( int access , final String name , Type typ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